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ef413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4mm" svg:x="340.59mm" svg:y="4.78mm">
            <draw:object draw:notify-on-update-of-ranges="Arkusz1.K3:Arkusz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(x)=3*x²+x-2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a)</text:p>
          </table:table-cell>
          <table:table-cell table:style-name="ce2" office:value-type="string" calcext:value-type="string">
            <text:p>f(b)</text:p>
          </table:table-cell>
          <table:table-cell table:style-name="ce2" office:value-type="string" calcext:value-type="string">
            <text:p>f(x)</text:p>
          </table:table-cell>
        </table:table-row>
        <table:table-row table:style-name="ro1">
          <table:table-cell office:value-type="string" calcext:value-type="string">
            <text:p>&lt;0; 0,9&gt;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0.9" calcext:value-type="float">
            <text:p>0,9</text:p>
          </table:table-cell>
          <table:table-cell table:formula="of:=(([.I3]*([.G3]-[.F3]))/([.I3]-[.J3]))+[.F3]" office:value-type="float" office:value="0.540540540540541" calcext:value-type="float">
            <text:p>0,540540540540541</text:p>
          </table:table-cell>
          <table:table-cell table:formula="of:=[.$A$7]*[.F3]^2+[.$B$7]*[.F3]+[.$C$7]" office:value-type="float" office:value="-2" calcext:value-type="float">
            <text:p>-2</text:p>
          </table:table-cell>
          <table:table-cell table:formula="of:=[.$A$7]*[.G3]^2+[.$B$7]*[.G3]+[.$C$7]" office:value-type="float" office:value="1.33" calcext:value-type="float">
            <text:p>1,33</text:p>
          </table:table-cell>
          <table:table-cell table:formula="of:=[.$A$7]*[.H3]^2+[.$B$7]*[.H3]+[.$C$7]" office:value-type="float" office:value="-0.58290723155588" calcext:value-type="float">
            <text:p>-0,58290723155588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K3]*[.I3]&gt;0;[.H3];[.F3])" office:value-type="float" office:value="0.540540540540541" calcext:value-type="float">
            <text:p>0,540540540540541</text:p>
          </table:table-cell>
          <table:table-cell table:formula="of:=IF([.K3]*[.J3]&gt;0;[.H3];[.G3])" office:value-type="float" office:value="0.9" calcext:value-type="float">
            <text:p>0,9</text:p>
          </table:table-cell>
          <table:table-cell table:formula="of:=(([.I4]*([.G4]-[.F4]))/([.I4]-[.J4]))+[.F4]" office:value-type="float" office:value="0.650076180802438" calcext:value-type="float">
            <text:p>0,650076180802438</text:p>
          </table:table-cell>
          <table:table-cell table:formula="of:=[.$A$7]*[.F4]^2+[.$B$7]*[.F4]+[.$C$7]" office:value-type="float" office:value="-0.58290723155588" calcext:value-type="float">
            <text:p>-0,58290723155588</text:p>
          </table:table-cell>
          <table:table-cell table:formula="of:=[.$A$7]*[.G4]^2+[.$B$7]*[.G4]+[.$C$7]" office:value-type="float" office:value="1.33" calcext:value-type="float">
            <text:p>1,33</text:p>
          </table:table-cell>
          <table:table-cell table:formula="of:=[.$A$7]*[.H4]^2+[.$B$7]*[.H4]+[.$C$7]" office:value-type="float" office:value="-0.0821266966575109" calcext:value-type="float">
            <text:p>-0,082126696657511</text:p>
          </table:table-cell>
        </table:table-row>
        <table:table-row table:style-name="ro1">
          <table:table-cell office:value-type="string" calcext:value-type="string">
            <text:p>f(x)=ax²+bx+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K4]*[.I4]&gt;0;[.H4];[.F4])" office:value-type="float" office:value="0.650076180802438" calcext:value-type="float">
            <text:p>0,650076180802438</text:p>
          </table:table-cell>
          <table:table-cell table:formula="of:=IF([.K4]*[.J4]&gt;0;[.H4];[.G4])" office:value-type="float" office:value="0.9" calcext:value-type="float">
            <text:p>0,9</text:p>
          </table:table-cell>
          <table:table-cell table:formula="of:=(([.I5]*([.G5]-[.F5]))/([.I5]-[.J5]))+[.F5]" office:value-type="float" office:value="0.664611291380907" calcext:value-type="float">
            <text:p>0,664611291380907</text:p>
          </table:table-cell>
          <table:table-cell table:formula="of:=[.$A$7]*[.F5]^2+[.$B$7]*[.F5]+[.$C$7]" office:value-type="float" office:value="-0.0821266966575109" calcext:value-type="float">
            <text:p>-0,082126696657511</text:p>
          </table:table-cell>
          <table:table-cell table:formula="of:=[.$A$7]*[.G5]^2+[.$B$7]*[.G5]+[.$C$7]" office:value-type="float" office:value="1.33" calcext:value-type="float">
            <text:p>1,33</text:p>
          </table:table-cell>
          <table:table-cell table:formula="of:=[.$A$7]*[.H5]^2+[.$B$7]*[.H5]+[.$C$7]" office:value-type="float" office:value="-0.0102642027261044" calcext:value-type="float">
            <text:p>-0,01026420272610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5]*[.I5]&gt;0;[.H5];[.F5])" office:value-type="float" office:value="0.664611291380907" calcext:value-type="float">
            <text:p>0,664611291380907</text:p>
          </table:table-cell>
          <table:table-cell table:formula="of:=IF([.K5]*[.J5]&gt;0;[.H5];[.G5])" office:value-type="float" office:value="0.9" calcext:value-type="float">
            <text:p>0,9</text:p>
          </table:table-cell>
          <table:table-cell table:formula="of:=(([.I6]*([.G6]-[.F6]))/([.I6]-[.J6]))+[.F6]" office:value-type="float" office:value="0.666413978806108" calcext:value-type="float">
            <text:p>0,666413978806108</text:p>
          </table:table-cell>
          <table:table-cell table:formula="of:=[.$A$7]*[.F6]^2+[.$B$7]*[.F6]+[.$C$7]" office:value-type="float" office:value="-0.0102642027261044" calcext:value-type="float">
            <text:p>-0,010264202726104</text:p>
          </table:table-cell>
          <table:table-cell table:formula="of:=[.$A$7]*[.G6]^2+[.$B$7]*[.G6]+[.$C$7]" office:value-type="float" office:value="1.33" calcext:value-type="float">
            <text:p>1,33</text:p>
          </table:table-cell>
          <table:table-cell table:formula="of:=[.$A$7]*[.H6]^2+[.$B$7]*[.H6]+[.$C$7]" office:value-type="float" office:value="-0.00126324774932751" calcext:value-type="float">
            <text:p>-0,00126324774932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6]*[.I6]&gt;0;[.H6];[.F6])" office:value-type="float" office:value="0.666413978806108" calcext:value-type="float">
            <text:p>0,666413978806108</text:p>
          </table:table-cell>
          <table:table-cell table:formula="of:=IF([.K6]*[.J6]&gt;0;[.H6];[.G6])" office:value-type="float" office:value="0.9" calcext:value-type="float">
            <text:p>0,9</text:p>
          </table:table-cell>
          <table:table-cell table:formula="of:=(([.I7]*([.G7]-[.F7]))/([.I7]-[.J7]))+[.F7]" office:value-type="float" office:value="0.666635630696556" calcext:value-type="float">
            <text:p>0,666635630696556</text:p>
          </table:table-cell>
          <table:table-cell table:formula="of:=[.$A$7]*[.F7]^2+[.$B$7]*[.F7]+[.$C$7]" office:value-type="float" office:value="-0.00126324774932751" calcext:value-type="float">
            <text:p>-0,001263247749328</text:p>
          </table:table-cell>
          <table:table-cell table:formula="of:=[.$A$7]*[.G7]^2+[.$B$7]*[.G7]+[.$C$7]" office:value-type="float" office:value="1.33" calcext:value-type="float">
            <text:p>1,33</text:p>
          </table:table-cell>
          <table:table-cell table:formula="of:=[.$A$7]*[.H7]^2+[.$B$7]*[.H7]+[.$C$7]" office:value-type="float" office:value="-0.000155176960858094" calcext:value-type="float">
            <text:p>-0,000155176960858</text:p>
          </table:table-cell>
        </table:table-row>
        <table:table-row table:style-name="ro1">
          <table:table-cell office:value-type="string" calcext:value-type="string">
            <text:p>przedział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IF([.K7]*[.I7]&gt;0;[.H7];[.F7])" office:value-type="float" office:value="0.666635630696556" calcext:value-type="float">
            <text:p>0,666635630696556</text:p>
          </table:table-cell>
          <table:table-cell table:formula="of:=IF([.K7]*[.J7]&gt;0;[.H7];[.G7])" office:value-type="float" office:value="0.9" calcext:value-type="float">
            <text:p>0,9</text:p>
          </table:table-cell>
          <table:table-cell table:formula="of:=(([.I8]*([.G8]-[.F8]))/([.I8]-[.J8]))+[.F8]" office:value-type="float" office:value="0.666662855169481" calcext:value-type="float">
            <text:p>0,666662855169481</text:p>
          </table:table-cell>
          <table:table-cell table:formula="of:=[.$A$7]*[.F8]^2+[.$B$7]*[.F8]+[.$C$7]" office:value-type="float" office:value="-0.000155176960858094" calcext:value-type="float">
            <text:p>-0,000155176960858</text:p>
          </table:table-cell>
          <table:table-cell table:formula="of:=[.$A$7]*[.G8]^2+[.$B$7]*[.G8]+[.$C$7]" office:value-type="float" office:value="1.33" calcext:value-type="float">
            <text:p>1,33</text:p>
          </table:table-cell>
          <table:table-cell table:formula="of:=[.$A$7]*[.H8]^2+[.$B$7]*[.H8]+[.$C$7]" office:value-type="float" office:value="-0.000019057442345316" calcext:value-type="float">
            <text:p>-1,9057442345316E-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K8]*[.I8]&gt;0;[.H8];[.F8])" office:value-type="float" office:value="0.666662855169481" calcext:value-type="float">
            <text:p>0,666662855169481</text:p>
          </table:table-cell>
          <table:table-cell table:formula="of:=IF([.K8]*[.J8]&gt;0;[.H8];[.G8])" office:value-type="float" office:value="0.9" calcext:value-type="float">
            <text:p>0,9</text:p>
          </table:table-cell>
          <table:table-cell table:formula="of:=(([.I9]*([.G9]-[.F9]))/([.I9]-[.J9]))+[.F9]" office:value-type="float" office:value="0.666666198587126" calcext:value-type="float">
            <text:p>0,666666198587126</text:p>
          </table:table-cell>
          <table:table-cell table:formula="of:=[.$A$7]*[.F9]^2+[.$B$7]*[.F9]+[.$C$7]" office:value-type="float" office:value="-0.000019057442345316" calcext:value-type="float">
            <text:p>-1,9057442345316E-05</text:p>
          </table:table-cell>
          <table:table-cell table:formula="of:=[.$A$7]*[.G9]^2+[.$B$7]*[.G9]+[.$C$7]" office:value-type="float" office:value="1.33" calcext:value-type="float">
            <text:p>1,33</text:p>
          </table:table-cell>
          <table:table-cell table:formula="of:=[.$A$7]*[.H9]^2+[.$B$7]*[.H9]+[.$C$7]" office:value-type="float" office:value="-0.00000234039704638533" calcext:value-type="float">
            <text:p>-2,34039704638533E-0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K9]*[.I9]&gt;0;[.H9];[.F9])" office:value-type="float" office:value="0.666666198587126" calcext:value-type="float">
            <text:p>0,666666198587126</text:p>
          </table:table-cell>
          <table:table-cell table:formula="of:=IF([.K9]*[.J9]&gt;0;[.H9];[.G9])" office:value-type="float" office:value="0.9" calcext:value-type="float">
            <text:p>0,9</text:p>
          </table:table-cell>
          <table:table-cell table:formula="of:=(([.I10]*([.G10]-[.F10]))/([.I10]-[.J10]))+[.F10]" office:value-type="float" office:value="0.6666666091832" calcext:value-type="float">
            <text:p>0,6666666091832</text:p>
          </table:table-cell>
          <table:table-cell table:formula="of:=[.$A$7]*[.F10]^2+[.$B$7]*[.F10]+[.$C$7]" office:value-type="float" office:value="-0.00000234039704638533" calcext:value-type="float">
            <text:p>-2,34039704638533E-06</text:p>
          </table:table-cell>
          <table:table-cell table:formula="of:=[.$A$7]*[.G10]^2+[.$B$7]*[.G10]+[.$C$7]" office:value-type="float" office:value="1.33" calcext:value-type="float">
            <text:p>1,33</text:p>
          </table:table-cell>
          <table:table-cell table:formula="of:=[.$A$7]*[.H10]^2+[.$B$7]*[.H10]+[.$C$7]" office:value-type="float" office:value="-0.000000287417322386574" calcext:value-type="float">
            <text:p>-2,87417322386574E-0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K10]*[.I10]&gt;0;[.H10];[.F10])" office:value-type="float" office:value="0.6666666091832" calcext:value-type="float">
            <text:p>0,6666666091832</text:p>
          </table:table-cell>
          <table:table-cell table:formula="of:=IF([.K10]*[.J10]&gt;0;[.H10];[.G10])" office:value-type="float" office:value="0.9" calcext:value-type="float">
            <text:p>0,9</text:p>
          </table:table-cell>
          <table:table-cell table:formula="of:=(([.I11]*([.G11]-[.F11]))/([.I11]-[.J11]))+[.F11]" office:value-type="float" office:value="0.666666659607293" calcext:value-type="float">
            <text:p>0,666666659607293</text:p>
          </table:table-cell>
          <table:table-cell table:formula="of:=[.$A$7]*[.F11]^2+[.$B$7]*[.F11]+[.$C$7]" office:value-type="float" office:value="-0.000000287417322386574" calcext:value-type="float">
            <text:p>-2,87417322386574E-07</text:p>
          </table:table-cell>
          <table:table-cell table:formula="of:=[.$A$7]*[.G11]^2+[.$B$7]*[.G11]+[.$C$7]" office:value-type="float" office:value="1.33" calcext:value-type="float">
            <text:p>1,33</text:p>
          </table:table-cell>
          <table:table-cell table:formula="of:=[.$A$7]*[.H11]^2+[.$B$7]*[.H11]+[.$C$7]" office:value-type="float" office:value="-0.0000000352968667627351" calcext:value-type="float">
            <text:p>-3,52968667627351E-0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IF([.K11]*[.I11]&gt;0;[.H11];[.F11])" office:value-type="float" office:value="0.666666659607293" calcext:value-type="float">
            <text:p>0,666666659607293</text:p>
          </table:table-cell>
          <table:table-cell table:formula="of:=IF([.K11]*[.J11]&gt;0;[.H11];[.G11])" office:value-type="float" office:value="0.9" calcext:value-type="float">
            <text:p>0,9</text:p>
          </table:table-cell>
          <table:table-cell table:formula="of:=(([.I12]*([.G12]-[.F12]))/([.I12]-[.J12]))+[.F12]" office:value-type="float" office:value="0.666666665799726" calcext:value-type="float">
            <text:p>0,666666665799726</text:p>
          </table:table-cell>
          <table:table-cell table:formula="of:=[.$A$7]*[.F12]^2+[.$B$7]*[.F12]+[.$C$7]" office:value-type="float" office:value="-0.0000000352968667627351" calcext:value-type="float">
            <text:p>-3,52968667627351E-08</text:p>
          </table:table-cell>
          <table:table-cell table:formula="of:=[.$A$7]*[.G12]^2+[.$B$7]*[.G12]+[.$C$7]" office:value-type="float" office:value="1.33" calcext:value-type="float">
            <text:p>1,33</text:p>
          </table:table-cell>
          <table:table-cell table:formula="of:=[.$A$7]*[.H12]^2+[.$B$7]*[.H12]+[.$C$7]" office:value-type="float" office:value="-0.00000000433470281890891" calcext:value-type="float">
            <text:p>-4,33470281890891E-0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K12]*[.I12]&gt;0;[.H12];[.F12])" office:value-type="float" office:value="0.666666665799726" calcext:value-type="float">
            <text:p>0,666666665799726</text:p>
          </table:table-cell>
          <table:table-cell table:formula="of:=IF([.K12]*[.J12]&gt;0;[.H12];[.G12])" office:value-type="float" office:value="0.9" calcext:value-type="float">
            <text:p>0,9</text:p>
          </table:table-cell>
          <table:table-cell table:formula="of:=(([.I13]*([.G13]-[.F13]))/([.I13]-[.J13]))+[.F13]" office:value-type="float" office:value="0.6666666665602" calcext:value-type="float">
            <text:p>0,6666666665602</text:p>
          </table:table-cell>
          <table:table-cell table:formula="of:=[.$A$7]*[.F13]^2+[.$B$7]*[.F13]+[.$C$7]" office:value-type="float" office:value="-0.00000000433470281890891" calcext:value-type="float">
            <text:p>-4,33470281890891E-09</text:p>
          </table:table-cell>
          <table:table-cell table:formula="of:=[.$A$7]*[.G13]^2+[.$B$7]*[.G13]+[.$C$7]" office:value-type="float" office:value="1.33" calcext:value-type="float">
            <text:p>1,33</text:p>
          </table:table-cell>
          <table:table-cell table:formula="of:=[.$A$7]*[.H13]^2+[.$B$7]*[.H13]+[.$C$7]" office:value-type="float" office:value="-0.000000000532332400382529" calcext:value-type="float">
            <text:p>-5,32332400382529E-1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K13]*[.I13]&gt;0;[.H13];[.F13])" office:value-type="float" office:value="0.6666666665602" calcext:value-type="float">
            <text:p>0,6666666665602</text:p>
          </table:table-cell>
          <table:table-cell table:formula="of:=IF([.K13]*[.J13]&gt;0;[.H13];[.G13])" office:value-type="float" office:value="0.9" calcext:value-type="float">
            <text:p>0,9</text:p>
          </table:table-cell>
          <table:table-cell table:formula="of:=(([.I14]*([.G14]-[.F14]))/([.I14]-[.J14]))+[.F14]" office:value-type="float" office:value="0.666666666653592" calcext:value-type="float">
            <text:p>0,666666666653592</text:p>
          </table:table-cell>
          <table:table-cell table:formula="of:=[.$A$7]*[.F14]^2+[.$B$7]*[.F14]+[.$C$7]" office:value-type="float" office:value="-0.000000000532332400382529" calcext:value-type="float">
            <text:p>-5,32332400382529E-10</text:p>
          </table:table-cell>
          <table:table-cell table:formula="of:=[.$A$7]*[.G14]^2+[.$B$7]*[.G14]+[.$C$7]" office:value-type="float" office:value="1.33" calcext:value-type="float">
            <text:p>1,33</text:p>
          </table:table-cell>
          <table:table-cell table:formula="of:=[.$A$7]*[.H14]^2+[.$B$7]*[.H14]+[.$C$7]" office:value-type="float" office:value="-0.0000000000653741505374228" calcext:value-type="float">
            <text:p>-6,53741505374228E-1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IF([.K14]*[.I14]&gt;0;[.H14];[.F14])" office:value-type="float" office:value="0.666666666653592" calcext:value-type="float">
            <text:p>0,666666666653592</text:p>
          </table:table-cell>
          <table:table-cell table:formula="of:=IF([.K14]*[.J14]&gt;0;[.H14];[.G14])" office:value-type="float" office:value="0.9" calcext:value-type="float">
            <text:p>0,9</text:p>
          </table:table-cell>
          <table:table-cell table:formula="of:=(([.I15]*([.G15]-[.F15]))/([.I15]-[.J15]))+[.F15]" office:value-type="float" office:value="0.666666666665061" calcext:value-type="float">
            <text:p>0,666666666665061</text:p>
          </table:table-cell>
          <table:table-cell table:formula="of:=[.$A$7]*[.F15]^2+[.$B$7]*[.F15]+[.$C$7]" office:value-type="float" office:value="-0.0000000000653741505374228" calcext:value-type="float">
            <text:p>-6,53741505374228E-11</text:p>
          </table:table-cell>
          <table:table-cell table:formula="of:=[.$A$7]*[.G15]^2+[.$B$7]*[.G15]+[.$C$7]" office:value-type="float" office:value="1.33" calcext:value-type="float">
            <text:p>1,33</text:p>
          </table:table-cell>
          <table:table-cell table:formula="of:=[.$A$7]*[.H15]^2+[.$B$7]*[.H15]+[.$C$7]" office:value-type="float" office:value="-0.00000000000802824473566943" calcext:value-type="float">
            <text:p>-8,02824473566943E-1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IF([.K15]*[.I15]&gt;0;[.H15];[.F15])" office:value-type="float" office:value="0.666666666665061" calcext:value-type="float">
            <text:p>0,666666666665061</text:p>
          </table:table-cell>
          <table:table-cell table:formula="of:=IF([.K15]*[.J15]&gt;0;[.H15];[.G15])" office:value-type="float" office:value="0.9" calcext:value-type="float">
            <text:p>0,9</text:p>
          </table:table-cell>
          <table:table-cell table:formula="of:=(([.I16]*([.G16]-[.F16]))/([.I16]-[.J16]))+[.F16]" office:value-type="float" office:value="0.666666666666469" calcext:value-type="float">
            <text:p>0,666666666666469</text:p>
          </table:table-cell>
          <table:table-cell table:formula="of:=[.$A$7]*[.F16]^2+[.$B$7]*[.F16]+[.$C$7]" office:value-type="float" office:value="-0.00000000000802824473566943" calcext:value-type="float">
            <text:p>-8,02824473566943E-12</text:p>
          </table:table-cell>
          <table:table-cell table:formula="of:=[.$A$7]*[.G16]^2+[.$B$7]*[.G16]+[.$C$7]" office:value-type="float" office:value="1.33" calcext:value-type="float">
            <text:p>1,33</text:p>
          </table:table-cell>
          <table:table-cell table:formula="of:=[.$A$7]*[.H16]^2+[.$B$7]*[.H16]+[.$C$7]" office:value-type="float" office:value="-0.000000000000985878045867139" calcext:value-type="float">
            <text:p>-9,85878045867139E-1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IF([.K16]*[.I16]&gt;0;[.H16];[.F16])" office:value-type="float" office:value="0.666666666666469" calcext:value-type="float">
            <text:p>0,666666666666469</text:p>
          </table:table-cell>
          <table:table-cell table:formula="of:=IF([.K16]*[.J16]&gt;0;[.H16];[.G16])" office:value-type="float" office:value="0.9" calcext:value-type="float">
            <text:p>0,9</text:p>
          </table:table-cell>
          <table:table-cell table:formula="of:=(([.I17]*([.G17]-[.F17]))/([.I17]-[.J17]))+[.F17]" office:value-type="float" office:value="0.666666666666642" calcext:value-type="float">
            <text:p>0,666666666666642</text:p>
          </table:table-cell>
          <table:table-cell table:formula="of:=[.$A$7]*[.F17]^2+[.$B$7]*[.F17]+[.$C$7]" office:value-type="float" office:value="-0.000000000000985878045867139" calcext:value-type="float">
            <text:p>-9,85878045867139E-13</text:p>
          </table:table-cell>
          <table:table-cell table:formula="of:=[.$A$7]*[.G17]^2+[.$B$7]*[.G17]+[.$C$7]" office:value-type="float" office:value="1.33" calcext:value-type="float">
            <text:p>1,33</text:p>
          </table:table-cell>
          <table:table-cell table:formula="of:=[.$A$7]*[.H17]^2+[.$B$7]*[.H17]+[.$C$7]" office:value-type="float" office:value="-0.000000000000121236354289067" calcext:value-type="float">
            <text:p>-1,21236354289067E-1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IF([.K17]*[.I17]&gt;0;[.H17];[.F17])" office:value-type="float" office:value="0.666666666666642" calcext:value-type="float">
            <text:p>0,666666666666642</text:p>
          </table:table-cell>
          <table:table-cell table:formula="of:=IF([.K17]*[.J17]&gt;0;[.H17];[.G17])" office:value-type="float" office:value="0.9" calcext:value-type="float">
            <text:p>0,9</text:p>
          </table:table-cell>
          <table:table-cell table:formula="of:=(([.I18]*([.G18]-[.F18]))/([.I18]-[.J18]))+[.F18]" office:value-type="float" office:value="0.666666666666664" calcext:value-type="float">
            <text:p>0,666666666666664</text:p>
          </table:table-cell>
          <table:table-cell table:formula="of:=[.$A$7]*[.F18]^2+[.$B$7]*[.F18]+[.$C$7]" office:value-type="float" office:value="-0.000000000000121236354289067" calcext:value-type="float">
            <text:p>-1,21236354289067E-13</text:p>
          </table:table-cell>
          <table:table-cell table:formula="of:=[.$A$7]*[.G18]^2+[.$B$7]*[.G18]+[.$C$7]" office:value-type="float" office:value="1.33" calcext:value-type="float">
            <text:p>1,33</text:p>
          </table:table-cell>
          <table:table-cell table:formula="of:=[.$A$7]*[.H18]^2+[.$B$7]*[.H18]+[.$C$7]" office:value-type="float" office:value="-0.0000000000000146549439250521" calcext:value-type="float">
            <text:p>-1,46549439250521E-14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IF([.K18]*[.I18]&gt;0;[.H18];[.F18])" office:value-type="float" office:value="0.666666666666664" calcext:value-type="float">
            <text:p>0,666666666666664</text:p>
          </table:table-cell>
          <table:table-cell table:formula="of:=IF([.K18]*[.J18]&gt;0;[.H18];[.G18])" office:value-type="float" office:value="0.9" calcext:value-type="float">
            <text:p>0,9</text:p>
          </table:table-cell>
          <table:table-cell table:formula="of:=(([.I19]*([.G19]-[.F19]))/([.I19]-[.J19]))+[.F19]" office:value-type="float" office:value="0.666666666666666" calcext:value-type="float">
            <text:p>0,666666666666666</text:p>
          </table:table-cell>
          <table:table-cell table:formula="of:=[.$A$7]*[.F19]^2+[.$B$7]*[.F19]+[.$C$7]" office:value-type="float" office:value="-0.0000000000000146549439250521" calcext:value-type="float">
            <text:p>-1,46549439250521E-14</text:p>
          </table:table-cell>
          <table:table-cell table:formula="of:=[.$A$7]*[.G19]^2+[.$B$7]*[.G19]+[.$C$7]" office:value-type="float" office:value="1.33" calcext:value-type="float">
            <text:p>1,33</text:p>
          </table:table-cell>
          <table:table-cell table:formula="of:=[.$A$7]*[.H19]^2+[.$B$7]*[.H19]+[.$C$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IF([.K19]*[.I19]&gt;0;[.H19];[.F19])" office:value-type="float" office:value="0.666666666666664" calcext:value-type="float">
            <text:p>0,666666666666664</text:p>
          </table:table-cell>
          <table:table-cell table:formula="of:=IF([.K19]*[.J19]&gt;0;[.H19];[.G19])" office:value-type="float" office:value="0.9" calcext:value-type="float">
            <text:p>0,9</text:p>
          </table:table-cell>
          <table:table-cell table:formula="of:=(([.I20]*([.G20]-[.F20]))/([.I20]-[.J20]))+[.F20]" office:value-type="float" office:value="0.666666666666666" calcext:value-type="float">
            <text:p>0,666666666666666</text:p>
          </table:table-cell>
          <table:table-cell table:formula="of:=[.$A$7]*[.F20]^2+[.$B$7]*[.F20]+[.$C$7]" office:value-type="float" office:value="-0.0000000000000146549439250521" calcext:value-type="float">
            <text:p>-1,46549439250521E-14</text:p>
          </table:table-cell>
          <table:table-cell table:formula="of:=[.$A$7]*[.G20]^2+[.$B$7]*[.G20]+[.$C$7]" office:value-type="float" office:value="1.33" calcext:value-type="float">
            <text:p>1,33</text:p>
          </table:table-cell>
          <table:table-cell table:formula="of:=[.$A$7]*[.H20]^2+[.$B$7]*[.H20]+[.$C$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IF([.K20]*[.I20]&gt;0;[.H20];[.F20])" office:value-type="float" office:value="0.666666666666664" calcext:value-type="float">
            <text:p>0,666666666666664</text:p>
          </table:table-cell>
          <table:table-cell table:formula="of:=IF([.K20]*[.J20]&gt;0;[.H20];[.G20])" office:value-type="float" office:value="0.9" calcext:value-type="float">
            <text:p>0,9</text:p>
          </table:table-cell>
          <table:table-cell table:formula="of:=(([.I21]*([.G21]-[.F21]))/([.I21]-[.J21]))+[.F21]" office:value-type="float" office:value="0.666666666666666" calcext:value-type="float">
            <text:p>0,666666666666666</text:p>
          </table:table-cell>
          <table:table-cell table:formula="of:=[.$A$7]*[.F21]^2+[.$B$7]*[.F21]+[.$C$7]" office:value-type="float" office:value="-0.0000000000000146549439250521" calcext:value-type="float">
            <text:p>-1,46549439250521E-14</text:p>
          </table:table-cell>
          <table:table-cell table:formula="of:=[.$A$7]*[.G21]^2+[.$B$7]*[.G21]+[.$C$7]" office:value-type="float" office:value="1.33" calcext:value-type="float">
            <text:p>1,33</text:p>
          </table:table-cell>
          <table:table-cell table:formula="of:=[.$A$7]*[.H21]^2+[.$B$7]*[.H21]+[.$C$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IF([.K21]*[.I21]&gt;0;[.H21];[.F21])" office:value-type="float" office:value="0.666666666666664" calcext:value-type="float">
            <text:p>0,666666666666664</text:p>
          </table:table-cell>
          <table:table-cell table:formula="of:=IF([.K21]*[.J21]&gt;0;[.H21];[.G21])" office:value-type="float" office:value="0.9" calcext:value-type="float">
            <text:p>0,9</text:p>
          </table:table-cell>
          <table:table-cell table:formula="of:=(([.I22]*([.G22]-[.F22]))/([.I22]-[.J22]))+[.F22]" office:value-type="float" office:value="0.666666666666666" calcext:value-type="float">
            <text:p>0,666666666666666</text:p>
          </table:table-cell>
          <table:table-cell table:formula="of:=[.$A$7]*[.F22]^2+[.$B$7]*[.F22]+[.$C$7]" office:value-type="float" office:value="-0.0000000000000146549439250521" calcext:value-type="float">
            <text:p>-1,46549439250521E-14</text:p>
          </table:table-cell>
          <table:table-cell table:formula="of:=[.$A$7]*[.G22]^2+[.$B$7]*[.G22]+[.$C$7]" office:value-type="float" office:value="1.33" calcext:value-type="float">
            <text:p>1,33</text:p>
          </table:table-cell>
          <table:table-cell table:formula="of:=[.$A$7]*[.H22]^2+[.$B$7]*[.H22]+[.$C$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K22]*[.I22]&gt;0;[.H22];[.F22])" office:value-type="float" office:value="0.666666666666664" calcext:value-type="float">
            <text:p>0,666666666666664</text:p>
          </table:table-cell>
          <table:table-cell table:formula="of:=IF([.K22]*[.J22]&gt;0;[.H22];[.G22])" office:value-type="float" office:value="0.9" calcext:value-type="float">
            <text:p>0,9</text:p>
          </table:table-cell>
          <table:table-cell table:style-name="ce4" table:formula="of:=(([.I23]*([.G23]-[.F23]))/([.I23]-[.J23]))+[.F23]" office:value-type="float" office:value="0.666666666666666" calcext:value-type="float">
            <text:p>0,666666666666666</text:p>
          </table:table-cell>
          <table:table-cell table:formula="of:=[.$A$7]*[.F23]^2+[.$B$7]*[.F23]+[.$C$7]" office:value-type="float" office:value="-0.0000000000000146549439250521" calcext:value-type="float">
            <text:p>-1,46549439250521E-14</text:p>
          </table:table-cell>
          <table:table-cell table:formula="of:=[.$A$7]*[.G23]^2+[.$B$7]*[.G23]+[.$C$7]" office:value-type="float" office:value="1.33" calcext:value-type="float">
            <text:p>1,33</text:p>
          </table:table-cell>
          <table:table-cell table:formula="of:=[.$A$7]*[.H23]^2+[.$B$7]*[.H23]+[.$C$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9:54:15.037381611</meta:creation-date>
    <meta:generator>LibreOffice/6.0.7.3$Linux_X86_64 LibreOffice_project/00m0$Build-3</meta:generator>
    <dc:date>2021-02-19T10:27:21.349200080</dc:date>
    <meta:editing-duration>PT33M6S</meta:editing-duration>
    <meta:editing-cycles>1</meta:editing-cycles>
    <meta:document-statistic meta:table-count="1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38cm" svg:y="0.316cm" chart:style-name="ch2">
          <text:p>Wykres f(x)</text:p>
        </chart:title>
        <chart:plot-area chart:style-name="ch3" table:cell-range-address="Arkusz1.K3:Arkusz1.K23" svg:x="0.319cm" svg:y="1.275cm" svg:width="15.36cm" svg:height="7.55cm">
          <chartooo:coordinate-region svg:x="1.152cm" svg:y="1.474cm" svg:width="14.34cm" svg:height="7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3:Arkusz1.K23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8290723155588">
                <text:p>-0.58290723155588</text:p>
                <draw:g>
                  <svg:desc>Arkusz1.K3:Arkusz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21266966575109">
                <text:p>-0.0821266966575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02642027261044">
                <text:p>-0.0102642027261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26324774932751">
                <text:p>-0.00126324774932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155176960858094">
                <text:p>-0.000155176960858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9057442345316">
                <text:p>-0.000019057442345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234039704638533">
                <text:p>-0.00000234039704638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287417322386574">
                <text:p>-0.000000287417322386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352968667627351">
                <text:p>-0.0000000352968667627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0433470281890891">
                <text:p>-0.00000000433470281890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0532332400382529">
                <text:p>-0.000000000532332400382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653741505374228">
                <text:p>-0.0000000000653741505374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0000802824473566943">
                <text:p>-0.000000000008028244735669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0000985878045867139">
                <text:p>-0.000000000000985878045867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000121236354289067">
                <text:p>-0.000000000000121236354289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0000146549439250521">
                <text:p>-0.0000000000000146549439250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